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1ac17a" officeooo:paragraph-rsid="001ac17a"/>
    </style:style>
    <style:style style:name="P2" style:family="paragraph" style:parent-style-name="Standard">
      <style:text-properties style:font-name="Calibri" officeooo:rsid="001e7167" officeooo:paragraph-rsid="001e7167"/>
    </style:style>
    <style:style style:name="P3" style:family="paragraph" style:parent-style-name="Standard">
      <style:text-properties style:font-name="Calibri" officeooo:rsid="002059d1" officeooo:paragraph-rsid="002059d1"/>
    </style:style>
    <style:style style:name="P4" style:family="paragraph" style:parent-style-name="Standard">
      <style:text-properties style:font-name="Calibri" officeooo:rsid="00219629" officeooo:paragraph-rsid="00219629"/>
    </style:style>
    <style:style style:name="P5" style:family="paragraph" style:parent-style-name="Standard">
      <style:text-properties style:font-name="Calibri" officeooo:rsid="00251f9b" officeooo:paragraph-rsid="00251f9b"/>
    </style:style>
    <style:style style:name="P6" style:family="paragraph" style:parent-style-name="Standard">
      <style:text-properties style:font-name="Calibri" officeooo:rsid="00219629" officeooo:paragraph-rsid="00219629"/>
    </style:style>
    <style:style style:name="P7" style:family="paragraph" style:parent-style-name="Standard" style:list-style-name="L5">
      <style:text-properties style:font-name="Calibri" officeooo:rsid="00219629" officeooo:paragraph-rsid="00251f9b"/>
    </style:style>
    <style:style style:name="P8" style:family="paragraph" style:parent-style-name="Standard" style:list-style-name="L5">
      <style:text-properties style:font-name="Calibri" officeooo:rsid="00219629" officeooo:paragraph-rsid="0025afc5"/>
    </style:style>
    <style:style style:name="P9" style:family="paragraph" style:parent-style-name="Standard" style:list-style-name="L2">
      <style:text-properties style:font-name="Calibri" officeooo:rsid="002ba27e" officeooo:paragraph-rsid="002ba27e"/>
    </style:style>
    <style:style style:name="P10" style:family="paragraph" style:parent-style-name="Standard" style:list-style-name="L2">
      <style:text-properties style:font-name="Calibri" officeooo:rsid="002d7f1a" officeooo:paragraph-rsid="003334ab"/>
    </style:style>
    <style:style style:name="P11" style:family="paragraph" style:parent-style-name="Standard">
      <style:text-properties style:font-name="Calibri" officeooo:rsid="002d7f1a" officeooo:paragraph-rsid="003334ab"/>
    </style:style>
    <style:style style:name="P12" style:family="paragraph" style:parent-style-name="Standard" style:list-style-name="L3">
      <style:text-properties style:font-name="Calibri" officeooo:rsid="0037d751" officeooo:paragraph-rsid="0037d751"/>
    </style:style>
    <style:style style:name="P13" style:family="paragraph" style:parent-style-name="Standard">
      <style:text-properties style:font-name="Calibri" officeooo:rsid="0037d751" officeooo:paragraph-rsid="0049527f"/>
    </style:style>
    <style:style style:name="P14" style:family="paragraph" style:parent-style-name="Standard" style:list-style-name="L4">
      <style:text-properties style:font-name="Calibri" officeooo:rsid="003bc2a1" officeooo:paragraph-rsid="003bc2a1"/>
    </style:style>
    <style:style style:name="P15" style:family="paragraph" style:parent-style-name="Standard">
      <style:text-properties style:font-name="Calibri" officeooo:rsid="003bc2a1" officeooo:paragraph-rsid="003bc2a1"/>
    </style:style>
    <style:style style:name="P16" style:family="paragraph" style:parent-style-name="Standard">
      <style:text-properties style:font-name="Calibri" style:text-underline-style="solid" style:text-underline-width="auto" style:text-underline-color="font-color" fo:font-weight="bold" officeooo:rsid="00219629" officeooo:paragraph-rsid="002a7cd9" style:font-weight-asian="bold" style:font-weight-complex="bold"/>
    </style:style>
    <style:style style:name="P17" style:family="paragraph" style:parent-style-name="Standard">
      <style:text-properties style:font-name="Calibri" style:text-underline-style="solid" style:text-underline-width="auto" style:text-underline-color="font-color" fo:font-weight="bold" officeooo:rsid="002ba27e" officeooo:paragraph-rsid="002ba27e" style:font-weight-asian="bold" style:font-weight-complex="bold"/>
    </style:style>
    <style:style style:name="P18" style:family="paragraph" style:parent-style-name="Standard">
      <style:text-properties style:font-name="Calibri" style:text-underline-style="solid" style:text-underline-width="auto" style:text-underline-color="font-color" fo:font-weight="bold" officeooo:rsid="00759c4d" officeooo:paragraph-rsid="00759c4d" style:font-weight-asian="bold" style:font-weight-complex="bold"/>
    </style:style>
    <style:style style:name="P19" style:family="paragraph" style:parent-style-name="Standard">
      <style:text-properties style:font-name="Calibri" style:text-underline-style="solid" style:text-underline-width="auto" style:text-underline-color="font-color" officeooo:rsid="0053694f" officeooo:paragraph-rsid="0053694f"/>
    </style:style>
    <style:style style:name="P20" style:family="paragraph" style:parent-style-name="Standard">
      <style:text-properties style:font-name="Calibri" style:text-underline-style="solid" style:text-underline-width="auto" style:text-underline-color="font-color" officeooo:rsid="0054e8bf" officeooo:paragraph-rsid="0054e8bf"/>
    </style:style>
    <style:style style:name="P21" style:family="paragraph" style:parent-style-name="Standard">
      <style:text-properties style:font-name="Calibri" style:text-underline-style="solid" style:text-underline-width="auto" style:text-underline-color="font-color" officeooo:rsid="00564721" officeooo:paragraph-rsid="00564721"/>
    </style:style>
    <style:style style:name="P22" style:family="paragraph" style:parent-style-name="Standard" style:list-style-name="L6">
      <style:text-properties style:font-name="Calibri" style:text-underline-style="solid" style:text-underline-width="auto" style:text-underline-color="font-color" officeooo:rsid="005d9c62" officeooo:paragraph-rsid="005d9c62"/>
    </style:style>
    <style:style style:name="P23" style:family="paragraph" style:parent-style-name="Standard" style:list-style-name="L6">
      <style:text-properties style:font-name="Calibri" style:text-underline-style="solid" style:text-underline-width="auto" style:text-underline-color="font-color" officeooo:rsid="005d9c62" officeooo:paragraph-rsid="0069eba0"/>
    </style:style>
    <style:style style:name="P24" style:family="paragraph" style:parent-style-name="Standard">
      <style:text-properties style:font-name="Calibri" style:text-underline-style="solid" style:text-underline-width="auto" style:text-underline-color="font-color" officeooo:rsid="005d9c62" officeooo:paragraph-rsid="005d9c62"/>
    </style:style>
    <style:style style:name="P25" style:family="paragraph" style:parent-style-name="Standard">
      <style:text-properties style:font-name="Calibri" style:text-underline-style="solid" style:text-underline-width="auto" style:text-underline-color="font-color" officeooo:rsid="005f1e44" officeooo:paragraph-rsid="005f1e44"/>
    </style:style>
    <style:style style:name="P26" style:family="paragraph" style:parent-style-name="Standard">
      <style:text-properties style:font-name="Calibri" style:text-underline-style="solid" style:text-underline-width="auto" style:text-underline-color="font-color" officeooo:rsid="00658613" officeooo:paragraph-rsid="00658613"/>
    </style:style>
    <style:style style:name="P27" style:family="paragraph" style:parent-style-name="Standard">
      <style:text-properties style:font-name="Calibri" style:text-underline-style="solid" style:text-underline-width="auto" style:text-underline-color="font-color" officeooo:rsid="0069eba0" officeooo:paragraph-rsid="0069eba0"/>
    </style:style>
    <style:style style:name="P28" style:family="paragraph" style:parent-style-name="Standard">
      <style:text-properties style:font-name="Calibri" style:text-underline-style="solid" style:text-underline-width="auto" style:text-underline-color="font-color" officeooo:rsid="006f5ff8" officeooo:paragraph-rsid="006f5ff8"/>
    </style:style>
    <style:style style:name="P29" style:family="paragraph" style:parent-style-name="Standard" style:list-style-name="L5">
      <style:text-properties style:font-name="Calibri" officeooo:rsid="005485f8" officeooo:paragraph-rsid="005485f8"/>
    </style:style>
    <style:style style:name="P30" style:family="paragraph" style:parent-style-name="Standard" style:list-style-name="L5">
      <style:text-properties style:font-name="Calibri" officeooo:rsid="0054e8bf" officeooo:paragraph-rsid="0054e8bf"/>
    </style:style>
    <style:style style:name="P31" style:family="paragraph" style:parent-style-name="Standard">
      <style:text-properties style:font-name="Calibri" style:text-underline-style="none" officeooo:rsid="005f1e44" officeooo:paragraph-rsid="005f1e44"/>
    </style:style>
    <style:style style:name="P32" style:family="paragraph" style:parent-style-name="Standard" style:list-style-name="L7">
      <style:text-properties style:font-name="Calibri" style:text-underline-style="none" officeooo:rsid="005f1e44" officeooo:paragraph-rsid="005f1e44"/>
    </style:style>
    <style:style style:name="P33" style:family="paragraph" style:parent-style-name="Standard">
      <style:text-properties style:font-name="Calibri" style:text-underline-style="none" officeooo:rsid="006eb39e" officeooo:paragraph-rsid="006eb39e"/>
    </style:style>
    <style:style style:name="P34" style:family="paragraph" style:parent-style-name="Standard" style:list-style-name="L8">
      <style:text-properties style:font-name="Calibri" style:text-underline-style="none" fo:font-weight="normal" officeooo:rsid="00759c4d" officeooo:paragraph-rsid="0077ad2f" style:font-weight-asian="normal" style:font-weight-complex="normal"/>
    </style:style>
    <style:style style:name="P35" style:family="paragraph" style:parent-style-name="Standard" style:list-style-name="L5">
      <style:text-properties style:font-name="Calibri" officeooo:rsid="0069eba0" officeooo:paragraph-rsid="0069eba0"/>
    </style:style>
    <style:style style:name="P36" style:family="paragraph" style:parent-style-name="Standard" style:list-style-name="L1">
      <style:text-properties officeooo:paragraph-rsid="002a7cd9"/>
    </style:style>
    <style:style style:name="P37" style:family="paragraph" style:parent-style-name="Standard">
      <style:text-properties officeooo:paragraph-rsid="002a7cd9"/>
    </style:style>
    <style:style style:name="P38" style:family="paragraph" style:parent-style-name="Standard">
      <style:text-properties fo:color="#000000" style:text-underline-style="solid" style:text-underline-width="auto" style:text-underline-color="font-color" fo:font-weight="bold" officeooo:rsid="0071e522" officeooo:paragraph-rsid="0071e522" style:font-weight-asian="bold" style:font-weight-complex="bold"/>
    </style:style>
    <style:style style:name="P39" style:family="paragraph" style:parent-style-name="Standard">
      <style:text-properties fo:color="#000000" style:text-underline-style="none" fo:font-weight="normal" officeooo:rsid="00729b3d" officeooo:paragraph-rsid="00729b3d" style:font-weight-asian="normal" style:font-weight-complex="normal"/>
    </style:style>
    <style:style style:name="P40" style:family="paragraph" style:parent-style-name="Standard">
      <style:text-properties fo:color="#000000" style:text-underline-style="none" fo:font-weight="normal" officeooo:rsid="00729b3d" officeooo:paragraph-rsid="00733023" style:font-weight-asian="normal" style:font-weight-complex="normal"/>
    </style:style>
    <style:style style:name="P41" style:family="paragraph" style:parent-style-name="Standard">
      <style:text-properties fo:color="#000000" style:text-underline-style="none" fo:font-weight="normal" officeooo:rsid="00729b3d" officeooo:paragraph-rsid="007382ef" style:font-weight-asian="normal" style:font-weight-complex="normal"/>
    </style:style>
    <style:style style:name="P42" style:family="paragraph" style:parent-style-name="Standard">
      <style:text-properties fo:color="#000000" style:text-underline-style="none" fo:font-weight="normal" officeooo:rsid="0073bc3e" officeooo:paragraph-rsid="0073bc3e" style:font-weight-asian="normal" style:font-weight-complex="normal"/>
    </style:style>
    <style:style style:name="T1" style:family="text">
      <style:text-properties officeooo:rsid="001b6df1"/>
    </style:style>
    <style:style style:name="T2" style:family="text">
      <style:text-properties officeooo:rsid="001d08ea"/>
    </style:style>
    <style:style style:name="T3" style:family="text">
      <style:text-properties officeooo:rsid="00251f9b"/>
    </style:style>
    <style:style style:name="T4" style:family="text">
      <style:text-properties style:font-name="Calibri"/>
    </style:style>
    <style:style style:name="T5" style:family="text">
      <style:text-properties style:font-name="Calibri" officeooo:rsid="00226438"/>
    </style:style>
    <style:style style:name="T6" style:family="text">
      <style:text-properties style:font-name="Calibri" officeooo:rsid="002a7cd9"/>
    </style:style>
    <style:style style:name="T7" style:family="text">
      <style:text-properties style:font-name="Calibri" officeooo:rsid="00733023"/>
    </style:style>
    <style:style style:name="T8" style:family="text">
      <style:text-properties style:font-name="Calibri" officeooo:rsid="007382ef"/>
    </style:style>
    <style:style style:name="T9" style:family="text">
      <style:text-properties fo:color="#ff3333" style:font-name="Calibri" officeooo:rsid="002a7cd9"/>
    </style:style>
    <style:style style:name="T10" style:family="text">
      <style:text-properties officeooo:rsid="002d7f1a"/>
    </style:style>
    <style:style style:name="T11" style:family="text">
      <style:text-properties officeooo:rsid="003009ef"/>
    </style:style>
    <style:style style:name="T12" style:family="text">
      <style:text-properties officeooo:rsid="00318d5a"/>
    </style:style>
    <style:style style:name="T13" style:family="text">
      <style:text-properties officeooo:rsid="0032d751"/>
    </style:style>
    <style:style style:name="T14" style:family="text">
      <style:text-properties officeooo:rsid="00332636"/>
    </style:style>
    <style:style style:name="T15" style:family="text">
      <style:text-properties officeooo:rsid="003334ab"/>
    </style:style>
    <style:style style:name="T16" style:family="text">
      <style:text-properties officeooo:rsid="0035b271"/>
    </style:style>
    <style:style style:name="T17" style:family="text">
      <style:text-properties officeooo:rsid="0037d751"/>
    </style:style>
    <style:style style:name="T18" style:family="text">
      <style:text-properties officeooo:rsid="003bc2a1"/>
    </style:style>
    <style:style style:name="T19" style:family="text">
      <style:text-properties officeooo:rsid="003d8cfb"/>
    </style:style>
    <style:style style:name="T20" style:family="text">
      <style:text-properties officeooo:rsid="00413ab9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38d1cc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4c3f07" style:font-weight-asian="bold" style:font-weight-complex="bold"/>
    </style:style>
    <style:style style:name="T25" style:family="text">
      <style:text-properties officeooo:rsid="005485f8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fo:font-weight="bold" style:font-weight-asian="bold" style:font-weight-complex="bold"/>
    </style:style>
    <style:style style:name="T28" style:family="text">
      <style:text-properties style:text-underline-style="none" fo:font-weight="normal" style:font-weight-asian="normal" style:font-weight-complex="normal"/>
    </style:style>
    <style:style style:name="T29" style:family="text">
      <style:text-properties style:text-underline-style="none" fo:font-weight="normal" officeooo:rsid="005846e6" style:font-weight-asian="normal" style:font-weight-complex="normal"/>
    </style:style>
    <style:style style:name="T30" style:family="text">
      <style:text-properties style:text-underline-style="none" fo:font-weight="normal" officeooo:rsid="0058c926" style:font-weight-asian="normal" style:font-weight-complex="normal"/>
    </style:style>
    <style:style style:name="T31" style:family="text">
      <style:text-properties style:text-underline-style="none" officeooo:rsid="005c7908"/>
    </style:style>
    <style:style style:name="T32" style:family="text">
      <style:text-properties style:text-underline-style="none" officeooo:rsid="00650a33"/>
    </style:style>
    <style:style style:name="T33" style:family="text">
      <style:text-properties style:text-underline-style="none" officeooo:rsid="0066e00b"/>
    </style:style>
    <style:style style:name="T34" style:family="text">
      <style:text-properties style:text-underline-style="none" officeooo:rsid="0067362d"/>
    </style:style>
    <style:style style:name="T35" style:family="text">
      <style:text-properties style:text-underline-style="none" officeooo:rsid="006ae9c1"/>
    </style:style>
    <style:style style:name="T36" style:family="text">
      <style:text-properties style:text-underline-style="none" officeooo:rsid="006c8076"/>
    </style:style>
    <style:style style:name="T37" style:family="text">
      <style:text-properties style:text-underline-style="none" officeooo:rsid="006d4139"/>
    </style:style>
    <style:style style:name="T38" style:family="text">
      <style:text-properties style:text-underline-style="none" officeooo:rsid="006dc904"/>
    </style:style>
    <style:style style:name="T39" style:family="text">
      <style:text-properties style:text-underline-style="none" officeooo:rsid="00713744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officeooo:rsid="005c7908"/>
    </style:style>
    <style:style style:name="T42" style:family="text">
      <style:text-properties officeooo:rsid="00608c76"/>
    </style:style>
    <style:style style:name="T43" style:family="text">
      <style:text-properties officeooo:rsid="0063402f"/>
    </style:style>
    <style:style style:name="T44" style:family="text">
      <style:text-properties officeooo:rsid="0067362d"/>
    </style:style>
    <style:style style:name="T45" style:family="text">
      <style:text-properties officeooo:rsid="006e22fa"/>
    </style:style>
    <style:style style:name="T46" style:family="text">
      <style:text-properties officeooo:rsid="007635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2">Title: </text:span><text:tab/><text:tab/>To be determined - <text:span text:style-name="T16">Zombo</text:span></text:p>
      <text:p text:style-name="P1"/>
      <text:p text:style-name="P1"><text:span text:style-name="T22">Summary:</text:span> <text:tab/>Zombie runner roguelike</text:p>
      <text:p text:style-name="P1"/>
      <text:p text:style-name="P1"><text:span text:style-name="T22">Objective:</text:span> <text:tab/>Traverse a series of randomly generated rooms to reach the end of all <text:span text:style-name="T2">3</text:span> zones and get <text:tab/><text:tab/><text:tab/>to the boat.</text:p>
      <text:p text:style-name="P1"/>
      <text:p text:style-name="P1"><text:span text:style-name="T22">Setting:</text:span><text:tab/>Zone 1: small town</text:p>
      <text:p text:style-name="P1"><text:tab/><text:tab/>Zone 2: wilderness</text:p>
      <text:p text:style-name="P1"><text:tab/><text:tab/><text:span text:style-name="T1">Zone 3: city</text:span></text:p>
      <text:p text:style-name="P1"/>
      <text:p text:style-name="P2"><text:span text:style-name="T22">Story: </text:span><text:tab/><text:tab/>To be determined </text:p>
      <text:p text:style-name="P2"/>
      <text:p text:style-name="P3"><text:span text:style-name="T24">Core Idea</text:span><text:span text:style-name="T22">:</text:span><text:tab/>Very fast paced <text:span text:style-name="T45">action strategy game</text:span>. One sustained hit and you will have to start from <text:tab/><text:tab/><text:tab/>the beginning. You can kill zombies by attacking the<text:span text:style-name="T45">m.</text:span> </text:p>
      <text:p text:style-name="P4"/>
      <text:p text:style-name="P5"><text:span text:style-name="T23">Hero Object</text:span><text:span text:style-name="T22">:</text:span></text:p>
      <text:list xml:id="list1426639007978811579" text:style-name="L5">
        <text:list-item>
          <text:p text:style-name="P7"><text:span text:style-name="T3">Energy: reduced with every new level/room. Edibles replenish small amount instantly. Sleeping also replenishes (see Sleep mechanic). </text:span></text:p>
        </text:list-item>
        <text:list-item>
          <text:p text:style-name="P35">Reputation: see Reputation mechanic</text:p>
        </text:list-item>
        <text:list-item>
          <text:p text:style-name="P29">Melee Weapon – limited uses based on durability</text:p>
        </text:list-item>
        <text:list-item>
          <text:p text:style-name="P8"><text:span text:style-name="T25">Projectile Weapon – limited uses based ammo</text:span></text:p>
        </text:list-item>
        <text:list-item>
          <text:p text:style-name="P30">Gear – stack of items with limited uses based on durability</text:p>
        </text:list-item>
      </text:list>
      <text:p text:style-name="P4"/>
      <text:p text:style-name="P17">Level/<text:span text:style-name="T20">Room</text:span> <text:span text:style-name="T17">Object</text:span>:</text:p>
      <text:list xml:id="list7036889984450173050" text:style-name="L2">
        <text:list-item>
          <text:p text:style-name="P9"><text:span text:style-name="T14">Required – </text:span>hero entry point</text:p>
        </text:list-item>
        <text:list-item>
          <text:p text:style-name="P9"><text:span text:style-name="T14">Required – </text:span>hero exit point(s)</text:p>
        </text:list-item>
        <text:list-item>
          <text:p text:style-name="P9">Optional – Impenetrable Barrier(s) – <text:span text:style-name="T12">steel walls, trees, etc</text:span></text:p>
        </text:list-item>
        <text:list-item>
          <text:p text:style-name="P9">Optional – Breakable Barrier(s) – <text:span text:style-name="T10">doors, weak walls, fences, etc</text:span> </text:p>
        </text:list-item>
        <text:list-item>
          <text:p text:style-name="P9">Optional – Zombie(s)</text:p>
        </text:list-item>
        <text:list-item>
          <text:p text:style-name="P9">Optional – Weapon(s)</text:p>
        </text:list-item>
        <text:list-item>
          <text:p text:style-name="P9">Optional – <text:span text:style-name="T11">Edible(s) – food, water, etc</text:span></text:p>
        </text:list-item>
        <text:list-item>
          <text:p text:style-name="P10">Optional – Containers – must be opened, holds food/water, weapons, <text:span text:style-name="T13">ammo, </text:span>and/or gear <text:tab/>(or nothing), <text:span text:style-name="T43">some containers can be broken</text:span></text:p>
        </text:list-item>
        <text:list-item>
          <text:p text:style-name="P10"><text:span text:style-name="T15">Optional – Human(s) – see Human mechanic</text:span></text:p>
        </text:list-item>
      </text:list>
      <text:p text:style-name="P11"/>
      <text:p text:style-name="P18">Zone Objective</text:p>
      <text:list xml:id="list7672907358335588032" text:style-name="L8">
        <text:list-item>
          <text:p text:style-name="P34">Container of room objects <text:span text:style-name="T46">(randomly generated)</text:span></text:p>
        </text:list-item>
        <text:list-item>
          <text:p text:style-name="P34"><text:span text:style-name="T46">2D array that maps rooms</text:span></text:p>
        </text:list-item>
      </text:list>
      <text:p text:style-name="P4"/>
      <text:p text:style-name="P13"><text:span text:style-name="T22">Mechanics:</text:span></text:p>
      <text:p text:style-name="P13"><text:span text:style-name="T21">Sleep</text:span><text:span text:style-name="T18">: can sleep in any level in which no living zombies exist to replenish energy. If an attack occurs, <text:s/>replenish random amount of energy. Uninterrupted sleep replenishes 100% energy</text:span></text:p>
      <text:list xml:id="list5996487608972918313" text:style-name="L4">
        <text:list-item>
          <text:list>
            <text:list-item>
              <text:p text:style-name="P14">30% chance of an attack with normal escape</text:p>
            </text:list-item>
            <text:list-item>
              <text:p text:style-name="P14">10% chance of an attack with a difficult escape</text:p>
            </text:list-item>
            <text:list-item>
              <text:p text:style-name="P14"><text:soft-page-break/>5% chance of an attack with an incredibly difficult <text:span text:style-name="T19">(impossible?)</text:span> escape </text:p>
            </text:list-item>
          </text:list>
        </text:list-item>
      </text:list>
      <text:p text:style-name="P15"/>
      <text:p text:style-name="P28">Fatigue:<text:span text:style-name="T26"> if energy is too low, hero will become fatigued moving at half speed. If energy falls even further, hero will pass out upon entering next room which is a forced sleep mechanic. If living zombies spawned in new room as well then 100% chance of death. If you have followers there will be a random chance to live based on total follower experience vs number of zombies</text:span></text:p>
      <text:p text:style-name="P15"/>
      <text:p text:style-name="P25">Zombies:</text:p>
      <text:list xml:id="list8157604021620217351" text:style-name="L7">
        <text:list-item>
          <text:p text:style-name="P32"><text:span text:style-name="T42">Spawn rates per room</text:span>:</text:p>
          <text:list>
            <text:list-item>
              <text:p text:style-name="P32">0: 25%</text:p>
            </text:list-item>
            <text:list-item>
              <text:p text:style-name="P32">1-2: 5%</text:p>
            </text:list-item>
            <text:list-item>
              <text:p text:style-name="P32">3-4: 30%</text:p>
            </text:list-item>
            <text:list-item>
              <text:p text:style-name="P32">5-8: 30%</text:p>
            </text:list-item>
            <text:list-item>
              <text:p text:style-name="P32">9-15: 5%</text:p>
            </text:list-item>
            <text:list-item>
              <text:p text:style-name="P32">15+: 5%</text:p>
              <text:p text:style-name="P32"/>
            </text:list-item>
          </text:list>
        </text:list-item>
      </text:list>
      <text:p text:style-name="P33">20% chance that living zombies will follow you to the next room after you exit. </text:p>
      <text:p text:style-name="P31"/>
      <text:p text:style-name="P19"><text:span text:style-name="T41">Humans</text:span><text:span text:style-name="T26">: </text:span></text:p>
      <text:list xml:id="list2702069214237857521" text:style-name="L6">
        <text:list-item>
          <text:p text:style-name="P22"><text:span text:style-name="T31">H</text:span><text:span text:style-name="T26">ostile </text:span><text:span text:style-name="T33">(</text:span><text:span text:style-name="T34">2</text:span><text:span text:style-name="T33">0% </text:span><text:span text:style-name="T37">chance</text:span><text:span text:style-name="T33">) </text:span><text:span text:style-name="T26">– will attack on sight or if </text:span><text:span text:style-name="T32">specific dialogue </text:span><text:span text:style-name="T26">condition triggered.</text:span></text:p>
        </text:list-item>
        <text:list-item>
          <text:p text:style-name="P23"><text:span text:style-name="T26">Friendly </text:span><text:span text:style-name="T33">(</text:span><text:span text:style-name="T34">8</text:span><text:span text:style-name="T33">0% </text:span><text:span text:style-name="T37">chance</text:span><text:span text:style-name="T33">) </text:span><text:span text:style-name="T26">– can recruit as followers. Will not attack unless attacked first. </text:span></text:p>
          <text:p text:style-name="P23"><text:span text:style-name="T34"/></text:p>
        </text:list-item>
      </text:list>
      <text:p text:style-name="P27"><text:span text:style-name="T44">R</text:span>eputation:<text:span text:style-name="T26"> affects Human disposition towards you. If low, there will be a greater chance of friendly NPCs attacking on sight and/or lower chance of NPCs willing to follow you in future. </text:span><text:span text:style-name="T36">If extremely low, a hunting party of humans will be formed to try and kill you.</text:span></text:p>
      <text:p text:style-name="P24"><text:span text:style-name="T26"/></text:p>
      <text:p text:style-name="P26">Followers<text:span text:style-name="T26">: will follow you and help kill zombies with you. Can gain </text:span><text:span text:style-name="T38">experience and become better fighters. </text:span><text:span text:style-name="T26">Can </text:span><text:span text:style-name="T35">also be sacrificed </text:span><text:span text:style-name="T39">(large reputation loss)</text:span><text:span text:style-name="T35"> while zombies are around as a distraction.</text:span></text:p>
      <text:list xml:id="list1851309028272718820" text:style-name="L3">
        <text:list-header>
          <text:p text:style-name="P12"/>
        </text:list-header>
      </text:list>
      <text:p text:style-name="P20">Gear:<text:span text:style-name="T27"> </text:span><text:span text:style-name="T28">anything picked up while zombies are around is automatically equipped. </text:span><text:span text:style-name="T29">If no living zombies, you can choose whether to equip or </text:span><text:span text:style-name="T30">discard</text:span></text:p>
      <text:p text:style-name="P20"><text:span text:style-name="T28"/></text:p>
      <text:p text:style-name="P21"><text:span text:style-name="T40">Durability:</text:span><text:span text:style-name="T28"> decreases by one each room</text:span></text:p>
      <text:p text:style-name="P4"/>
      <text:p text:style-name="P16">Future Improvements: </text:p>
      <text:list xml:id="list4093699250963337801" text:style-name="L1">
        <text:list-item>
          <text:p text:style-name="P36"><text:span text:style-name="T5">Fog of war – </text:span><text:span text:style-name="T9">no, too slow</text:span></text:p>
        </text:list-item>
        <text:list-item>
          <text:p text:style-name="P36"><text:span text:style-name="T5">flashlight mechanic – </text:span><text:span text:style-name="T9">no, too slow</text:span></text:p>
        </text:list-item>
      </text:list>
      <text:p text:style-name="P37"><text:span text:style-name="T9"/></text:p>
      <text:p text:style-name="P38"><text:span text:style-name="T6">C</text:span><text:span text:style-name="T4">lass Tree:</text:span></text:p>
      <text:p text:style-name="P38"><text:span text:style-name="T4"/></text:p>
      <text:p text:style-name="P39"><text:span text:style-name="T4">Entity </text:span></text:p>
      <text:p text:style-name="P39"><text:span text:style-name="T4"><text:tab/>Animated Entity</text:span></text:p>
      <text:p text:style-name="P39"><text:span text:style-name="T4"><text:tab/><text:tab/>Hero</text:span></text:p>
      <text:p text:style-name="P39"><text:span text:style-name="T4"><text:tab/><text:tab/>NPC</text:span></text:p>
      <text:p text:style-name="P39"><text:span text:style-name="T4"><text:tab/><text:tab/><text:tab/>Human</text:span></text:p>
      <text:p text:style-name="P40"><text:soft-page-break/><text:span text:style-name="T4"><text:tab/><text:tab/><text:tab/>Zombie</text:span></text:p>
      <text:p text:style-name="P41"><text:span text:style-name="T4"><text:tab/><text:tab/></text:span><text:span text:style-name="T7">Weapon</text:span></text:p>
      <text:p text:style-name="P41"><text:span text:style-name="T7"><text:tab/><text:tab/><text:tab/></text:span><text:span text:style-name="T8">Melee</text:span></text:p>
      <text:p text:style-name="P41"><text:span text:style-name="T8"><text:tab/><text:tab/><text:tab/>Projectile</text:span><text:span text:style-name="T4"><text:tab/></text:span></text:p>
      <text:p text:style-name="P39"><text:span text:style-name="T4"><text:tab/>Immovable Entity</text:span></text:p>
      <text:p text:style-name="P39"><text:span text:style-name="T4"/></text:p>
      <text:p text:style-name="P42"><text:span text:style-name="T4">Zone </text:span></text:p>
      <text:p text:style-name="P42"><text:span text:style-name="T4">Room </text:span></text:p>
      <text:p text:style-name="P4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0T08:37:03.136000000</meta:creation-date>
    <meta:generator>LibreOffice/4.2.3.3$Windows_x86 LibreOffice_project/882f8a0a489bc99a9e60c7905a60226254cb6ff0</meta:generator>
    <dc:date>2014-12-18T08:17:52.532000000</dc:date>
    <meta:editing-duration>P1DT13H20M14S</meta:editing-duration>
    <meta:editing-cycles>100</meta:editing-cycles>
    <meta:document-statistic meta:table-count="0" meta:image-count="0" meta:object-count="0" meta:page-count="3" meta:paragraph-count="68" meta:word-count="543" meta:character-count="3224" meta:non-whitespace-character-count="2707"/>
  </office:meta>
</office:document-meta>
</file>